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Factory.getSourceDocumentFor( final URL sourceURL , final URI requestURI , final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Factory.getXMLDocumentType( final String cont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cumentFactory.readFile( final URL sourceURL , final URI requestURI , final InputStream i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